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bytes</text:p>
          </table:table-cell>
          <table:table-cell office:value-type="string">
            <text:p>copy to gpu</text:p>
          </table:table-cell>
          <table:table-cell office:value-type="string">
            <text:p>host</text:p>
          </table:table-cell>
          <table:table-cell office:value-type="string">
            <text:p>gpu shift</text:p>
          </table:table-cell>
          <table:table-cell office:value-type="string">
            <text:p>copy from gpu</text:p>
          </table:table-cell>
          <table:table-cell office:value-type="string">
            <text:p>gpu uint shift</text:p>
          </table:table-cell>
          <table:table-cell office:value-type="string">
            <text:p>copy from gpu</text:p>
          </table:table-cell>
          <table:table-cell office:value-type="string">
            <text:p>gpu shift uint2</text:p>
          </table:table-cell>
          <table:table-cell office:value-type="string">
            <text:p>gpu copy</text:p>
          </table:table-cell>
          <table:table-cell office:value-type="string">
            <text:p>copy to gpu</text:p>
          </table:table-cell>
          <table:table-cell office:value-type="string">
            <text:p>copy from gpu</text:p>
          </table:table-cell>
          <table:table-cell office:value-type="string">
            <text:p>shift</text:p>
          </table:table-cell>
          <table:table-cell office:value-type="string">
            <text:p>shift uint</text:p>
          </table:table-cell>
          <table:table-cell office:value-type="string">
            <text:p>shift uint2</text:p>
          </table:table-cell>
        </table:table-row>
        <table:table-row table:style-name="ro1">
          <table:table-cell/>
          <table:table-cell office:value-type="float" office:value="39524807">
            <text:p>39524807</text:p>
          </table:table-cell>
          <table:table-cell office:value-type="float" office:value="18.53">
            <text:p>18.53</text:p>
          </table:table-cell>
          <table:table-cell office:value-type="float" office:value="69.86">
            <text:p>69.86</text:p>
          </table:table-cell>
          <table:table-cell office:value-type="float" office:value="2.56">
            <text:p>2.56</text:p>
          </table:table-cell>
          <table:table-cell office:value-type="float" office:value="17.06">
            <text:p>17.06</text:p>
          </table:table-cell>
          <table:table-cell office:value-type="float" office:value="0.95">
            <text:p>0.95</text:p>
          </table:table-cell>
          <table:table-cell office:value-type="float" office:value="17.05">
            <text:p>17.05</text:p>
          </table:table-cell>
          <table:table-cell office:value-type="float" office:value="0.89">
            <text:p>0.89</text:p>
          </table:table-cell>
          <table:table-cell office:value-type="float" office:value="17.01">
            <text:p>17.01</text:p>
          </table:table-cell>
          <table:table-cell table:formula="of:=[.B2]/([.C2]*10^(-3))" office:value-type="float" office:value="2133017107.39342">
            <text:p>2133017107.39342</text:p>
          </table:table-cell>
          <table:table-cell table:formula="of:=[.B2]/( ([.F2]+[.H2]+[.J2])/3* 10^(-3))" office:value-type="float" office:value="2319530927.23005">
            <text:p>2319530927.23005</text:p>
          </table:table-cell>
          <table:table-cell table:formula="of:=[.B2]/([.E2]*10^(-3))" office:value-type="float" office:value="15439377734.375">
            <text:p>15439377734.375</text:p>
          </table:table-cell>
          <table:table-cell table:formula="of:=[.B2]/([.G2]*10^(-3))" office:value-type="float" office:value="41605060000">
            <text:p>41605060000</text:p>
          </table:table-cell>
          <table:table-cell table:formula="of:=[.B2]/([.I2]*10^(-3))" office:value-type="float" office:value="44409895505.618">
            <text:p>44409895505.618</text:p>
          </table:table-cell>
        </table:table-row>
        <table:table-row table:style-name="ro1">
          <table:table-cell/>
          <table:table-cell office:value-type="float" office:value="59287207">
            <text:p>59287207</text:p>
          </table:table-cell>
          <table:table-cell office:value-type="float" office:value="21.63">
            <text:p>21.63</text:p>
          </table:table-cell>
          <table:table-cell office:value-type="float" office:value="104.72">
            <text:p>104.72</text:p>
          </table:table-cell>
          <table:table-cell office:value-type="float" office:value="3.86">
            <text:p>3.86</text:p>
          </table:table-cell>
          <table:table-cell office:value-type="float" office:value="26.47">
            <text:p>26.47</text:p>
          </table:table-cell>
          <table:table-cell office:value-type="float" office:value="1.37">
            <text:p>1.37</text:p>
          </table:table-cell>
          <table:table-cell office:value-type="float" office:value="26.62">
            <text:p>26.62</text:p>
          </table:table-cell>
          <table:table-cell office:value-type="float" office:value="1.29">
            <text:p>1.29</text:p>
          </table:table-cell>
          <table:table-cell office:value-type="float" office:value="24.91">
            <text:p>24.91</text:p>
          </table:table-cell>
          <table:table-cell table:formula="of:=[.B3]/([.C3]*10^(-3))" office:value-type="float" office:value="2740971197.411">
            <text:p>2740971197.411</text:p>
          </table:table-cell>
          <table:table-cell table:formula="of:=[.B3]/( ([.F3]+[.H3]+[.J3])/3* 10^(-3))" office:value-type="float" office:value="2280277192.30769">
            <text:p>2280277192.30769</text:p>
          </table:table-cell>
          <table:table-cell table:formula="of:=[.B3]/([.E3]*10^(-3))" office:value-type="float" office:value="15359380051.8135">
            <text:p>15359380051.8135</text:p>
          </table:table-cell>
          <table:table-cell table:formula="of:=[.B3]/([.G3]*10^(-3))" office:value-type="float" office:value="43275333576.6423">
            <text:p>43275333576.6423</text:p>
          </table:table-cell>
          <table:table-cell table:formula="of:=[.B3]/([.I3]*10^(-3))" office:value-type="float" office:value="45959075193.7984">
            <text:p>45959075193.7984</text:p>
          </table:table-cell>
        </table:table-row>
        <table:table-row table:style-name="ro1">
          <table:table-cell/>
          <table:table-cell office:value-type="float" office:value="79049607">
            <text:p>79049607</text:p>
          </table:table-cell>
          <table:table-cell office:value-type="float" office:value="31.92">
            <text:p>31.92</text:p>
          </table:table-cell>
          <table:table-cell office:value-type="float" office:value="141.42">
            <text:p>141.42</text:p>
          </table:table-cell>
          <table:table-cell office:value-type="float" office:value="5.13">
            <text:p>5.13</text:p>
          </table:table-cell>
          <table:table-cell office:value-type="float" office:value="34.33">
            <text:p>34.33</text:p>
          </table:table-cell>
          <table:table-cell office:value-type="float" office:value="1.78">
            <text:p>1.78</text:p>
          </table:table-cell>
          <table:table-cell office:value-type="float" office:value="34.33">
            <text:p>34.33</text:p>
          </table:table-cell>
          <table:table-cell office:value-type="float" office:value="1.67">
            <text:p>1.67</text:p>
          </table:table-cell>
          <table:table-cell office:value-type="float" office:value="34.27">
            <text:p>34.27</text:p>
          </table:table-cell>
          <table:table-cell table:formula="of:=[.B4]/([.C4]*10^(-3))" office:value-type="float" office:value="2476491447.36842">
            <text:p>2476491447.36842</text:p>
          </table:table-cell>
          <table:table-cell table:formula="of:=[.B4]/( ([.F4]+[.H4]+[.J4])/3* 10^(-3))" office:value-type="float" office:value="2303981550.56835">
            <text:p>2303981550.56835</text:p>
          </table:table-cell>
          <table:table-cell table:formula="of:=[.B4]/([.E4]*10^(-3))" office:value-type="float" office:value="15409280116.9591">
            <text:p>15409280116.9591</text:p>
          </table:table-cell>
          <table:table-cell table:formula="of:=[.B4]/([.G4]*10^(-3))" office:value-type="float" office:value="44409891573.0337">
            <text:p>44409891573.0337</text:p>
          </table:table-cell>
          <table:table-cell table:formula="of:=[.B4]/([.I4]*10^(-3))" office:value-type="float" office:value="47335094011.976">
            <text:p>47335094011.976</text:p>
          </table:table-cell>
        </table:table-row>
        <table:table-row table:style-name="ro1">
          <table:table-cell/>
          <table:table-cell office:value-type="float" office:value="98812007">
            <text:p>98812007</text:p>
          </table:table-cell>
          <table:table-cell office:value-type="float" office:value="48.71">
            <text:p>48.71</text:p>
          </table:table-cell>
          <table:table-cell office:value-type="float" office:value="792.54">
            <text:p>792.54</text:p>
          </table:table-cell>
          <table:table-cell office:value-type="float" office:value="6.39">
            <text:p>6.39</text:p>
          </table:table-cell>
          <table:table-cell office:value-type="float" office:value="59.46">
            <text:p>59.46</text:p>
          </table:table-cell>
          <table:table-cell office:value-type="float" office:value="2.2">
            <text:p>2.2</text:p>
          </table:table-cell>
          <table:table-cell office:value-type="float" office:value="59.33">
            <text:p>59.33</text:p>
          </table:table-cell>
          <table:table-cell office:value-type="float" office:value="2.07">
            <text:p>2.07</text:p>
          </table:table-cell>
          <table:table-cell office:value-type="float" office:value="59.5">
            <text:p>59.5</text:p>
          </table:table-cell>
          <table:table-cell table:formula="of:=[.B5]/([.C5]*10^(-3))" office:value-type="float" office:value="2028577437.89776">
            <text:p>2028577437.89776</text:p>
          </table:table-cell>
          <table:table-cell table:formula="of:=[.B5]/( ([.F5]+[.H5]+[.J5])/3* 10^(-3))" office:value-type="float" office:value="1662662073.02709">
            <text:p>1662662073.02709</text:p>
          </table:table-cell>
          <table:table-cell table:formula="of:=[.B5]/([.E5]*10^(-3))" office:value-type="float" office:value="15463537871.6745">
            <text:p>15463537871.6745</text:p>
          </table:table-cell>
          <table:table-cell table:formula="of:=[.B5]/([.G5]*10^(-3))" office:value-type="float" office:value="44914548636.3636">
            <text:p>44914548636.3636</text:p>
          </table:table-cell>
          <table:table-cell table:formula="of:=[.B5]/([.I5]*10^(-3))" office:value-type="float" office:value="47735269082.1256">
            <text:p>47735269082.1256</text:p>
          </table:table-cell>
        </table:table-row>
        <table:table-row table:style-name="ro1">
          <table:table-cell/>
          <table:table-cell office:value-type="float" office:value="118574407">
            <text:p>118574407</text:p>
          </table:table-cell>
          <table:table-cell office:value-type="float" office:value="78.25">
            <text:p>78.25</text:p>
          </table:table-cell>
          <table:table-cell office:value-type="float" office:value="787.89">
            <text:p>787.89</text:p>
          </table:table-cell>
          <table:table-cell office:value-type="float" office:value="7.63">
            <text:p>7.63</text:p>
          </table:table-cell>
          <table:table-cell office:value-type="float" office:value="60.7">
            <text:p>60.7</text:p>
          </table:table-cell>
          <table:table-cell office:value-type="float" office:value="2.62">
            <text:p>2.62</text:p>
          </table:table-cell>
          <table:table-cell office:value-type="float" office:value="51.37">
            <text:p>51.37</text:p>
          </table:table-cell>
          <table:table-cell office:value-type="float" office:value="2.45">
            <text:p>2.45</text:p>
          </table:table-cell>
          <table:table-cell office:value-type="float" office:value="53.26">
            <text:p>53.26</text:p>
          </table:table-cell>
          <table:table-cell table:formula="of:=[.B6]/([.C6]*10^(-3))" office:value-type="float" office:value="1515327884.98403">
            <text:p>1515327884.98403</text:p>
          </table:table-cell>
          <table:table-cell table:formula="of:=[.B6]/( ([.F6]+[.H6]+[.J6])/3* 10^(-3))" office:value-type="float" office:value="2151595118.8532">
            <text:p>2151595118.8532</text:p>
          </table:table-cell>
          <table:table-cell table:formula="of:=[.B6]/([.E6]*10^(-3))" office:value-type="float" office:value="15540551376.1468">
            <text:p>15540551376.1468</text:p>
          </table:table-cell>
          <table:table-cell table:formula="of:=[.B6]/([.G6]*10^(-3))" office:value-type="float" office:value="45257407251.9084">
            <text:p>45257407251.9084</text:p>
          </table:table-cell>
          <table:table-cell table:formula="of:=[.B6]/([.I6]*10^(-3))" office:value-type="float" office:value="48397717142.8571">
            <text:p>48397717142.8571</text:p>
          </table:table-cell>
        </table:table-row>
        <table:table-row table:style-name="ro1">
          <table:table-cell/>
          <table:table-cell office:value-type="float" office:value="138336807">
            <text:p>138336807</text:p>
          </table:table-cell>
          <table:table-cell office:value-type="float" office:value="100.12">
            <text:p>100.12</text:p>
          </table:table-cell>
          <table:table-cell office:value-type="float" office:value="979.47">
            <text:p>979.47</text:p>
          </table:table-cell>
          <table:table-cell office:value-type="float" office:value="8.9">
            <text:p>8.9</text:p>
          </table:table-cell>
          <table:table-cell office:value-type="float" office:value="73.25">
            <text:p>73.25</text:p>
          </table:table-cell>
          <table:table-cell office:value-type="float" office:value="3.04">
            <text:p>3.04</text:p>
          </table:table-cell>
          <table:table-cell office:value-type="float" office:value="74.03">
            <text:p>74.03</text:p>
          </table:table-cell>
          <table:table-cell office:value-type="float" office:value="2.84">
            <text:p>2.84</text:p>
          </table:table-cell>
          <table:table-cell office:value-type="float" office:value="73.31">
            <text:p>73.31</text:p>
          </table:table-cell>
          <table:table-cell table:formula="of:=[.B7]/([.C7]*10^(-3))" office:value-type="float" office:value="1381710017.97843">
            <text:p>1381710017.97843</text:p>
          </table:table-cell>
          <table:table-cell table:formula="of:=[.B7]/( ([.F7]+[.H7]+[.J7])/3* 10^(-3))" office:value-type="float" office:value="1881365524.27581">
            <text:p>1881365524.27581</text:p>
          </table:table-cell>
          <table:table-cell table:formula="of:=[.B7]/([.E7]*10^(-3))" office:value-type="float" office:value="15543461460.6742">
            <text:p>15543461460.6742</text:p>
          </table:table-cell>
          <table:table-cell table:formula="of:=[.B7]/([.G7]*10^(-3))" office:value-type="float" office:value="45505528618.4211">
            <text:p>45505528618.4211</text:p>
          </table:table-cell>
          <table:table-cell table:formula="of:=[.B7]/([.I7]*10^(-3))" office:value-type="float" office:value="48710143309.8592">
            <text:p>48710143309.8592</text:p>
          </table:table-cell>
        </table:table-row>
        <table:table-row table:style-name="ro1">
          <table:table-cell/>
          <table:table-cell office:value-type="float" office:value="158099207">
            <text:p>158099207</text:p>
          </table:table-cell>
          <table:table-cell office:value-type="float" office:value="117.74">
            <text:p>117.74</text:p>
          </table:table-cell>
          <table:table-cell office:value-type="float" office:value="1221.19">
            <text:p>1221.19</text:p>
          </table:table-cell>
          <table:table-cell office:value-type="float" office:value="10.16">
            <text:p>10.16</text:p>
          </table:table-cell>
          <table:table-cell office:value-type="float" office:value="75.9">
            <text:p>75.9</text:p>
          </table:table-cell>
          <table:table-cell office:value-type="float" office:value="3.46">
            <text:p>3.46</text:p>
          </table:table-cell>
          <table:table-cell office:value-type="float" office:value="75.87">
            <text:p>75.87</text:p>
          </table:table-cell>
          <table:table-cell office:value-type="float" office:value="3.24">
            <text:p>3.24</text:p>
          </table:table-cell>
          <table:table-cell office:value-type="float" office:value="75.93">
            <text:p>75.93</text:p>
          </table:table-cell>
          <table:table-cell table:formula="of:=[.B8]/([.C8]*10^(-3))" office:value-type="float" office:value="1342782461.35553">
            <text:p>1342782461.35553</text:p>
          </table:table-cell>
          <table:table-cell table:formula="of:=[.B8]/( ([.F8]+[.H8]+[.J8])/3* 10^(-3))" office:value-type="float" office:value="2082993504.61133">
            <text:p>2082993504.61133</text:p>
          </table:table-cell>
          <table:table-cell table:formula="of:=[.B8]/([.E8]*10^(-3))" office:value-type="float" office:value="15560945570.8661">
            <text:p>15560945570.8661</text:p>
          </table:table-cell>
          <table:table-cell table:formula="of:=[.B8]/([.G8]*10^(-3))" office:value-type="float" office:value="45693412427.7457">
            <text:p>45693412427.7457</text:p>
          </table:table-cell>
          <table:table-cell table:formula="of:=[.B8]/([.I8]*10^(-3))" office:value-type="float" office:value="48796051543.2099">
            <text:p>48796051543.2099</text:p>
          </table:table-cell>
        </table:table-row>
        <table:table-row table:style-name="ro1">
          <table:table-cell/>
          <table:table-cell office:value-type="float" office:value="177861607">
            <text:p>177861607</text:p>
          </table:table-cell>
          <table:table-cell office:value-type="float" office:value="132.2">
            <text:p>132.2</text:p>
          </table:table-cell>
          <table:table-cell office:value-type="float" office:value="1114.71">
            <text:p>1114.71</text:p>
          </table:table-cell>
          <table:table-cell office:value-type="float" office:value="11.4">
            <text:p>11.4</text:p>
          </table:table-cell>
          <table:table-cell office:value-type="float" office:value="79.86">
            <text:p>79.86</text:p>
          </table:table-cell>
          <table:table-cell office:value-type="float" office:value="3.85">
            <text:p>3.85</text:p>
          </table:table-cell>
          <table:table-cell office:value-type="float" office:value="80.07">
            <text:p>80.07</text:p>
          </table:table-cell>
          <table:table-cell office:value-type="float" office:value="3.63">
            <text:p>3.63</text:p>
          </table:table-cell>
          <table:table-cell office:value-type="float" office:value="79.98">
            <text:p>79.98</text:p>
          </table:table-cell>
          <table:table-cell table:formula="of:=[.B9]/([.C9]*10^(-3))" office:value-type="float" office:value="1345397934.94705">
            <text:p>1345397934.94705</text:p>
          </table:table-cell>
          <table:table-cell table:formula="of:=[.B9]/( ([.F9]+[.H9]+[.J9])/3* 10^(-3))" office:value-type="float" office:value="2224104126.54745">
            <text:p>2224104126.54745</text:p>
          </table:table-cell>
          <table:table-cell table:formula="of:=[.B9]/([.E9]*10^(-3))" office:value-type="float" office:value="15601895350.8772">
            <text:p>15601895350.8772</text:p>
          </table:table-cell>
          <table:table-cell table:formula="of:=[.B9]/([.G9]*10^(-3))" office:value-type="float" office:value="46197820000">
            <text:p>46197820000</text:p>
          </table:table-cell>
          <table:table-cell table:formula="of:=[.B9]/([.I9]*10^(-3))" office:value-type="float" office:value="48997687878.7879">
            <text:p>48997687878.7879</text:p>
          </table:table-cell>
        </table:table-row>
        <table:table-row table:style-name="ro1">
          <table:table-cell/>
          <table:table-cell office:value-type="float" office:value="197624007">
            <text:p>197624007</text:p>
          </table:table-cell>
          <table:table-cell office:value-type="float" office:value="161.79">
            <text:p>161.79</text:p>
          </table:table-cell>
          <table:table-cell office:value-type="float" office:value="1388.82">
            <text:p>1388.82</text:p>
          </table:table-cell>
          <table:table-cell office:value-type="float" office:value="12.69">
            <text:p>12.69</text:p>
          </table:table-cell>
          <table:table-cell office:value-type="float" office:value="85.82">
            <text:p>85.82</text:p>
          </table:table-cell>
          <table:table-cell office:value-type="float" office:value="4.31">
            <text:p>4.31</text:p>
          </table:table-cell>
          <table:table-cell office:value-type="float" office:value="85.83">
            <text:p>85.83</text:p>
          </table:table-cell>
          <table:table-cell office:value-type="float" office:value="4.02">
            <text:p>4.02</text:p>
          </table:table-cell>
          <table:table-cell office:value-type="float" office:value="86.23">
            <text:p>86.23</text:p>
          </table:table-cell>
          <table:table-cell table:formula="of:=[.B10]/([.C10]*10^(-3))" office:value-type="float" office:value="1221484683.84943">
            <text:p>1221484683.84943</text:p>
          </table:table-cell>
          <table:table-cell table:formula="of:=[.B10]/( ([.F10]+[.H10]+[.J10])/3* 10^(-3))" office:value-type="float" office:value="2299022882.73616">
            <text:p>2299022882.73616</text:p>
          </table:table-cell>
          <table:table-cell table:formula="of:=[.B10]/([.E10]*10^(-3))" office:value-type="float" office:value="15573207801.4184">
            <text:p>15573207801.4184</text:p>
          </table:table-cell>
          <table:table-cell table:formula="of:=[.B10]/([.G10]*10^(-3))" office:value-type="float" office:value="45852437819.0255">
            <text:p>45852437819.0255</text:p>
          </table:table-cell>
          <table:table-cell table:formula="of:=[.B10]/([.I10]*10^(-3))" office:value-type="float" office:value="49160200746.2687">
            <text:p>49160200746.2687</text:p>
          </table:table-cell>
        </table:table-row>
        <table:table-row table:style-name="ro1">
          <table:table-cell/>
          <table:table-cell office:value-type="float" office:value="217386407">
            <text:p>217386407</text:p>
          </table:table-cell>
          <table:table-cell office:value-type="float" office:value="183.08">
            <text:p>183.08</text:p>
          </table:table-cell>
          <table:table-cell office:value-type="float" office:value="1599.39">
            <text:p>1599.39</text:p>
          </table:table-cell>
          <table:table-cell office:value-type="float" office:value="13.95">
            <text:p>13.95</text:p>
          </table:table-cell>
          <table:table-cell office:value-type="float" office:value="94.62">
            <text:p>94.62</text:p>
          </table:table-cell>
          <table:table-cell office:value-type="float" office:value="4.7">
            <text:p>4.7</text:p>
          </table:table-cell>
          <table:table-cell office:value-type="float" office:value="94.68">
            <text:p>94.68</text:p>
          </table:table-cell>
          <table:table-cell office:value-type="float" office:value="4.39">
            <text:p>4.39</text:p>
          </table:table-cell>
          <table:table-cell office:value-type="float" office:value="94.79">
            <text:p>94.79</text:p>
          </table:table-cell>
          <table:table-cell table:formula="of:=[.B11]/([.C11]*10^(-3))" office:value-type="float" office:value="1187384788.07079">
            <text:p>1187384788.07079</text:p>
          </table:table-cell>
          <table:table-cell table:formula="of:=[.B11]/( ([.F11]+[.H11]+[.J11])/3* 10^(-3))" office:value-type="float" office:value="2295607803.86497">
            <text:p>2295607803.86497</text:p>
          </table:table-cell>
          <table:table-cell table:formula="of:=[.B11]/([.E11]*10^(-3))" office:value-type="float" office:value="15583254982.0789">
            <text:p>15583254982.0789</text:p>
          </table:table-cell>
          <table:table-cell table:formula="of:=[.B11]/([.G11]*10^(-3))" office:value-type="float" office:value="46252427021.2766">
            <text:p>46252427021.2766</text:p>
          </table:table-cell>
          <table:table-cell table:formula="of:=[.B11]/([.I11]*10^(-3))" office:value-type="float" office:value="49518543735.7631">
            <text:p>49518543735.7631</text:p>
          </table:table-cell>
        </table:table-row>
        <table:table-row table:style-name="ro1">
          <table:table-cell/>
          <table:table-cell office:value-type="float" office:value="237148807">
            <text:p>237148807</text:p>
          </table:table-cell>
          <table:table-cell office:value-type="float" office:value="202.06">
            <text:p>202.06</text:p>
          </table:table-cell>
          <table:table-cell office:value-type="float" office:value="1816.75">
            <text:p>1816.75</text:p>
          </table:table-cell>
          <table:table-cell office:value-type="float" office:value="15.19">
            <text:p>15.19</text:p>
          </table:table-cell>
          <table:table-cell office:value-type="float" office:value="99.32">
            <text:p>99.32</text:p>
          </table:table-cell>
          <table:table-cell office:value-type="float" office:value="5.12">
            <text:p>5.12</text:p>
          </table:table-cell>
          <table:table-cell office:value-type="float" office:value="99.55">
            <text:p>99.55</text:p>
          </table:table-cell>
          <table:table-cell office:value-type="float" office:value="4.82">
            <text:p>4.82</text:p>
          </table:table-cell>
          <table:table-cell office:value-type="float" office:value="99.5">
            <text:p>99.5</text:p>
          </table:table-cell>
          <table:table-cell table:formula="of:=[.B12]/([.C12]*10^(-3))" office:value-type="float" office:value="1173655384.53925">
            <text:p>1173655384.53925</text:p>
          </table:table-cell>
          <table:table-cell table:formula="of:=[.B12]/( ([.F12]+[.H12]+[.J12])/3* 10^(-3))" office:value-type="float" office:value="2384443546.60321">
            <text:p>2384443546.60321</text:p>
          </table:table-cell>
          <table:table-cell table:formula="of:=[.B12]/([.E12]*10^(-3))" office:value-type="float" office:value="15612166359.447">
            <text:p>15612166359.447</text:p>
          </table:table-cell>
          <table:table-cell table:formula="of:=[.B12]/([.G12]*10^(-3))" office:value-type="float" office:value="46318126367.1875">
            <text:p>46318126367.1875</text:p>
          </table:table-cell>
          <table:table-cell table:formula="of:=[.B12]/([.I12]*10^(-3))" office:value-type="float" office:value="49200997302.9046">
            <text:p>49200997302.9046</text:p>
          </table:table-cell>
        </table:table-row>
        <table:table-row table:style-name="ro1">
          <table:table-cell/>
          <table:table-cell office:value-type="float" office:value="256911207">
            <text:p>256911207</text:p>
          </table:table-cell>
          <table:table-cell office:value-type="float" office:value="214.33">
            <text:p>214.33</text:p>
          </table:table-cell>
          <table:table-cell office:value-type="float" office:value="1861.29">
            <text:p>1861.29</text:p>
          </table:table-cell>
          <table:table-cell office:value-type="float" office:value="16.46">
            <text:p>16.46</text:p>
          </table:table-cell>
          <table:table-cell office:value-type="float" office:value="109.68">
            <text:p>109.68</text:p>
          </table:table-cell>
          <table:table-cell office:value-type="float" office:value="5.54">
            <text:p>5.54</text:p>
          </table:table-cell>
          <table:table-cell office:value-type="float" office:value="109.82">
            <text:p>109.82</text:p>
          </table:table-cell>
          <table:table-cell office:value-type="float" office:value="5.19">
            <text:p>5.19</text:p>
          </table:table-cell>
          <table:table-cell office:value-type="float" office:value="109.75">
            <text:p>109.75</text:p>
          </table:table-cell>
          <table:table-cell table:formula="of:=[.B13]/([.C13]*10^(-3))" office:value-type="float" office:value="1198671240.61027">
            <text:p>1198671240.61027</text:p>
          </table:table-cell>
          <table:table-cell table:formula="of:=[.B13]/( ([.F13]+[.H13]+[.J13])/3* 10^(-3))" office:value-type="float" office:value="2340876601.36674">
            <text:p>2340876601.36674</text:p>
          </table:table-cell>
          <table:table-cell table:formula="of:=[.B13]/([.E13]*10^(-3))" office:value-type="float" office:value="15608214277.0352">
            <text:p>15608214277.0352</text:p>
          </table:table-cell>
          <table:table-cell table:formula="of:=[.B13]/([.G13]*10^(-3))" office:value-type="float" office:value="46373864079.4224">
            <text:p>46373864079.4224</text:p>
          </table:table-cell>
          <table:table-cell table:formula="of:=[.B13]/([.I13]*10^(-3))" office:value-type="float" office:value="49501195953.7572">
            <text:p>49501195953.7572</text:p>
          </table:table-cell>
        </table:table-row>
        <table:table-row table:style-name="ro1">
          <table:table-cell/>
          <table:table-cell office:value-type="float" office:value="276673607">
            <text:p>276673607</text:p>
          </table:table-cell>
          <table:table-cell office:value-type="float" office:value="226.66">
            <text:p>226.66</text:p>
          </table:table-cell>
          <table:table-cell office:value-type="float" office:value="1921.51">
            <text:p>1921.51</text:p>
          </table:table-cell>
          <table:table-cell office:value-type="float" office:value="17.72">
            <text:p>17.72</text:p>
          </table:table-cell>
          <table:table-cell office:value-type="float" office:value="119.24">
            <text:p>119.24</text:p>
          </table:table-cell>
          <table:table-cell office:value-type="float" office:value="5.98">
            <text:p>5.98</text:p>
          </table:table-cell>
          <table:table-cell office:value-type="float" office:value="119.31">
            <text:p>119.31</text:p>
          </table:table-cell>
          <table:table-cell office:value-type="float" office:value="5.58">
            <text:p>5.58</text:p>
          </table:table-cell>
          <table:table-cell office:value-type="float" office:value="119.33">
            <text:p>119.33</text:p>
          </table:table-cell>
          <table:table-cell table:formula="of:=[.B14]/([.C14]*10^(-3))" office:value-type="float" office:value="1220654756.02224">
            <text:p>1220654756.02224</text:p>
          </table:table-cell>
          <table:table-cell table:formula="of:=[.B14]/( ([.F14]+[.H14]+[.J14])/3* 10^(-3))" office:value-type="float" office:value="2319271322.78976">
            <text:p>2319271322.78976</text:p>
          </table:table-cell>
          <table:table-cell table:formula="of:=[.B14]/([.E14]*10^(-3))" office:value-type="float" office:value="15613634706.5463">
            <text:p>15613634706.5463</text:p>
          </table:table-cell>
          <table:table-cell table:formula="of:=[.B14]/([.G14]*10^(-3))" office:value-type="float" office:value="46266489464.8829">
            <text:p>46266489464.8829</text:p>
          </table:table-cell>
          <table:table-cell table:formula="of:=[.B14]/([.I14]*10^(-3))" office:value-type="float" office:value="49583083691.7563">
            <text:p>49583083691.7563</text:p>
          </table:table-cell>
        </table:table-row>
        <table:table-row table:style-name="ro1">
          <table:table-cell/>
          <table:table-cell office:value-type="float" office:value="296436007">
            <text:p>296436007</text:p>
          </table:table-cell>
          <table:table-cell office:value-type="float" office:value="238.99">
            <text:p>238.99</text:p>
          </table:table-cell>
          <table:table-cell office:value-type="float" office:value="2839.95">
            <text:p>2839.95</text:p>
          </table:table-cell>
          <table:table-cell office:value-type="float" office:value="18.97">
            <text:p>18.97</text:p>
          </table:table-cell>
          <table:table-cell office:value-type="float" office:value="123.25">
            <text:p>123.25</text:p>
          </table:table-cell>
          <table:table-cell office:value-type="float" office:value="6.38">
            <text:p>6.38</text:p>
          </table:table-cell>
          <table:table-cell office:value-type="float" office:value="123.12">
            <text:p>123.12</text:p>
          </table:table-cell>
          <table:table-cell office:value-type="float" office:value="5.94">
            <text:p>5.94</text:p>
          </table:table-cell>
          <table:table-cell office:value-type="float" office:value="122.73">
            <text:p>122.73</text:p>
          </table:table-cell>
          <table:table-cell table:formula="of:=[.B15]/([.C15]*10^(-3))" office:value-type="float" office:value="1240369919.24348">
            <text:p>1240369919.24348</text:p>
          </table:table-cell>
          <table:table-cell table:formula="of:=[.B15]/( ([.F15]+[.H15]+[.J15])/3* 10^(-3))" office:value-type="float" office:value="2409395884.58412">
            <text:p>2409395884.58412</text:p>
          </table:table-cell>
          <table:table-cell table:formula="of:=[.B15]/([.E15]*10^(-3))" office:value-type="float" office:value="15626568634.6863">
            <text:p>15626568634.6863</text:p>
          </table:table-cell>
          <table:table-cell table:formula="of:=[.B15]/([.G15]*10^(-3))" office:value-type="float" office:value="46463323981.1912">
            <text:p>46463323981.1912</text:p>
          </table:table-cell>
          <table:table-cell table:formula="of:=[.B15]/([.I15]*10^(-3))" office:value-type="float" office:value="49905051683.5017">
            <text:p>49905051683.5017</text:p>
          </table:table-cell>
        </table:table-row>
        <table:table-row table:style-name="ro1">
          <table:table-cell/>
          <table:table-cell office:value-type="float" office:value="316198407">
            <text:p>316198407</text:p>
          </table:table-cell>
          <table:table-cell office:value-type="float" office:value="249.85">
            <text:p>249.85</text:p>
          </table:table-cell>
          <table:table-cell office:value-type="float" office:value="1994.69">
            <text:p>1994.69</text:p>
          </table:table-cell>
          <table:table-cell office:value-type="float" office:value="20.19">
            <text:p>20.19</text:p>
          </table:table-cell>
          <table:table-cell office:value-type="float" office:value="139.45">
            <text:p>139.45</text:p>
          </table:table-cell>
          <table:table-cell office:value-type="float" office:value="6.8">
            <text:p>6.8</text:p>
          </table:table-cell>
          <table:table-cell office:value-type="float" office:value="140.14">
            <text:p>140.14</text:p>
          </table:table-cell>
          <table:table-cell office:value-type="float" office:value="6.36">
            <text:p>6.36</text:p>
          </table:table-cell>
          <table:table-cell office:value-type="float" office:value="139.55">
            <text:p>139.55</text:p>
          </table:table-cell>
          <table:table-cell table:formula="of:=[.B16]/([.C16]*10^(-3))" office:value-type="float" office:value="1265552959.77587">
            <text:p>1265552959.77587</text:p>
          </table:table-cell>
          <table:table-cell table:formula="of:=[.B16]/( ([.F16]+[.H16]+[.J16])/3* 10^(-3))" office:value-type="float" office:value="2263194209.57198">
            <text:p>2263194209.57198</text:p>
          </table:table-cell>
          <table:table-cell table:formula="of:=[.B16]/([.E16]*10^(-3))" office:value-type="float" office:value="15661139524.5171">
            <text:p>15661139524.5171</text:p>
          </table:table-cell>
          <table:table-cell table:formula="of:=[.B16]/([.G16]*10^(-3))" office:value-type="float" office:value="46499765735.2941">
            <text:p>46499765735.2941</text:p>
          </table:table-cell>
          <table:table-cell table:formula="of:=[.B16]/([.I16]*10^(-3))" office:value-type="float" office:value="49716730660.3774">
            <text:p>49716730660.3774</text:p>
          </table:table-cell>
        </table:table-row>
        <table:table-row table:style-name="ro1">
          <table:table-cell/>
          <table:table-cell office:value-type="float" office:value="335960807">
            <text:p>335960807</text:p>
          </table:table-cell>
          <table:table-cell office:value-type="float" office:value="196.83">
            <text:p>196.83</text:p>
          </table:table-cell>
          <table:table-cell office:value-type="float" office:value="1265.95">
            <text:p>1265.95</text:p>
          </table:table-cell>
          <table:table-cell office:value-type="float" office:value="21.43">
            <text:p>21.43</text:p>
          </table:table-cell>
          <table:table-cell office:value-type="float" office:value="146.56">
            <text:p>146.56</text:p>
          </table:table-cell>
          <table:table-cell office:value-type="float" office:value="7.2">
            <text:p>7.2</text:p>
          </table:table-cell>
          <table:table-cell office:value-type="float" office:value="142.43">
            <text:p>142.43</text:p>
          </table:table-cell>
          <table:table-cell office:value-type="float" office:value="6.75">
            <text:p>6.75</text:p>
          </table:table-cell>
          <table:table-cell office:value-type="float" office:value="142.28">
            <text:p>142.28</text:p>
          </table:table-cell>
          <table:table-cell table:formula="of:=[.B17]/([.C17]*10^(-3))" office:value-type="float" office:value="1706857730.02083">
            <text:p>1706857730.02083</text:p>
          </table:table-cell>
          <table:table-cell table:formula="of:=[.B17]/( ([.F17]+[.H17]+[.J17])/3* 10^(-3))" office:value-type="float" office:value="2337010274.30612">
            <text:p>2337010274.30612</text:p>
          </table:table-cell>
          <table:table-cell table:formula="of:=[.B17]/([.E17]*10^(-3))" office:value-type="float" office:value="15677125851.6099">
            <text:p>15677125851.6099</text:p>
          </table:table-cell>
          <table:table-cell table:formula="of:=[.B17]/([.G17]*10^(-3))" office:value-type="float" office:value="46661223194.4444">
            <text:p>46661223194.4444</text:p>
          </table:table-cell>
          <table:table-cell table:formula="of:=[.B17]/([.I17]*10^(-3))" office:value-type="float" office:value="49771971407.4074">
            <text:p>49771971407.4074</text:p>
          </table:table-cell>
        </table:table-row>
        <table:table-row table:style-name="ro1">
          <table:table-cell/>
          <table:table-cell office:value-type="float" office:value="355723207">
            <text:p>355723207</text:p>
          </table:table-cell>
          <table:table-cell office:value-type="float" office:value="224.86">
            <text:p>224.86</text:p>
          </table:table-cell>
          <table:table-cell office:value-type="float" office:value="1564.17">
            <text:p>1564.17</text:p>
          </table:table-cell>
          <table:table-cell office:value-type="float" office:value="22.74">
            <text:p>22.74</text:p>
          </table:table-cell>
          <table:table-cell office:value-type="float" office:value="152.85">
            <text:p>152.85</text:p>
          </table:table-cell>
          <table:table-cell office:value-type="float" office:value="7.62">
            <text:p>7.62</text:p>
          </table:table-cell>
          <table:table-cell office:value-type="float" office:value="152.89">
            <text:p>152.89</text:p>
          </table:table-cell>
          <table:table-cell office:value-type="float" office:value="7.15">
            <text:p>7.15</text:p>
          </table:table-cell>
          <table:table-cell office:value-type="float" office:value="152.77">
            <text:p>152.77</text:p>
          </table:table-cell>
          <table:table-cell table:formula="of:=[.B18]/([.C18]*10^(-3))" office:value-type="float" office:value="1581976371.96478">
            <text:p>1581976371.96478</text:p>
          </table:table-cell>
          <table:table-cell table:formula="of:=[.B18]/( ([.F18]+[.H18]+[.J18])/3* 10^(-3))" office:value-type="float" office:value="2327472947.15491">
            <text:p>2327472947.15491</text:p>
          </table:table-cell>
          <table:table-cell table:formula="of:=[.B18]/([.E18]*10^(-3))" office:value-type="float" office:value="15643060993.8435">
            <text:p>15643060993.8435</text:p>
          </table:table-cell>
          <table:table-cell table:formula="of:=[.B18]/([.G18]*10^(-3))" office:value-type="float" office:value="46682835564.3045">
            <text:p>46682835564.3045</text:p>
          </table:table-cell>
          <table:table-cell table:formula="of:=[.B18]/([.I18]*10^(-3))" office:value-type="float" office:value="49751497482.5175">
            <text:p>49751497482.5175</text:p>
          </table:table-cell>
        </table:table-row>
        <table:table-row table:style-name="ro1">
          <table:table-cell/>
          <table:table-cell office:value-type="float" office:value="375485607">
            <text:p>375485607</text:p>
          </table:table-cell>
          <table:table-cell office:value-type="float" office:value="246.91">
            <text:p>246.91</text:p>
          </table:table-cell>
          <table:table-cell office:value-type="float" office:value="1745.4">
            <text:p>1745.4</text:p>
          </table:table-cell>
          <table:table-cell office:value-type="float" office:value="24">
            <text:p>24</text:p>
          </table:table-cell>
          <table:table-cell office:value-type="float" office:value="160.84">
            <text:p>160.84</text:p>
          </table:table-cell>
          <table:table-cell office:value-type="float" office:value="8.05">
            <text:p>8.05</text:p>
          </table:table-cell>
          <table:table-cell office:value-type="float" office:value="160.82">
            <text:p>160.82</text:p>
          </table:table-cell>
          <table:table-cell office:value-type="float" office:value="7.53">
            <text:p>7.53</text:p>
          </table:table-cell>
          <table:table-cell office:value-type="float" office:value="161.07">
            <text:p>161.07</text:p>
          </table:table-cell>
          <table:table-cell table:formula="of:=[.B19]/([.C19]*10^(-3))" office:value-type="float" office:value="1520738759.06201">
            <text:p>1520738759.06201</text:p>
          </table:table-cell>
          <table:table-cell table:formula="of:=[.B19]/( ([.F19]+[.H19]+[.J19])/3* 10^(-3))" office:value-type="float" office:value="2333513187.49612">
            <text:p>2333513187.49612</text:p>
          </table:table-cell>
          <table:table-cell table:formula="of:=[.B19]/([.E19]*10^(-3))" office:value-type="float" office:value="15645233625">
            <text:p>15645233625</text:p>
          </table:table-cell>
          <table:table-cell table:formula="of:=[.B19]/([.G19]*10^(-3))" office:value-type="float" office:value="46644174782.6087">
            <text:p>46644174782.6087</text:p>
          </table:table-cell>
          <table:table-cell table:formula="of:=[.B19]/([.I19]*10^(-3))" office:value-type="float" office:value="49865286454.1833">
            <text:p>49865286454.1833</text:p>
          </table:table-cell>
        </table:table-row>
        <table:table-row table:style-name="ro1">
          <table:table-cell/>
          <table:table-cell office:value-type="float" office:value="395248007">
            <text:p>395248007</text:p>
          </table:table-cell>
          <table:table-cell office:value-type="float" office:value="270.09">
            <text:p>270.09</text:p>
          </table:table-cell>
          <table:table-cell office:value-type="float" office:value="1948.46">
            <text:p>1948.46</text:p>
          </table:table-cell>
          <table:table-cell office:value-type="float" office:value="25.27">
            <text:p>25.27</text:p>
          </table:table-cell>
          <table:table-cell office:value-type="float" office:value="168.44">
            <text:p>168.44</text:p>
          </table:table-cell>
          <table:table-cell office:value-type="float" office:value="8.43">
            <text:p>8.43</text:p>
          </table:table-cell>
          <table:table-cell office:value-type="float" office:value="167.95">
            <text:p>167.95</text:p>
          </table:table-cell>
          <table:table-cell office:value-type="float" office:value="7.91">
            <text:p>7.91</text:p>
          </table:table-cell>
          <table:table-cell office:value-type="float" office:value="167.85">
            <text:p>167.85</text:p>
          </table:table-cell>
          <table:table-cell table:formula="of:=[.B20]/([.C20]*10^(-3))" office:value-type="float" office:value="1463393709.50424">
            <text:p>1463393709.50424</text:p>
          </table:table-cell>
          <table:table-cell table:formula="of:=[.B20]/( ([.F20]+[.H20]+[.J20])/3* 10^(-3))" office:value-type="float" office:value="2351546924.08377">
            <text:p>2351546924.08377</text:p>
          </table:table-cell>
          <table:table-cell table:formula="of:=[.B20]/([.E20]*10^(-3))" office:value-type="float" office:value="15640997506.9252">
            <text:p>15640997506.9252</text:p>
          </table:table-cell>
          <table:table-cell table:formula="of:=[.B20]/([.G20]*10^(-3))" office:value-type="float" office:value="46885884578.8849">
            <text:p>46885884578.8849</text:p>
          </table:table-cell>
          <table:table-cell table:formula="of:=[.B20]/([.I20]*10^(-3))" office:value-type="float" office:value="49968142477.8761">
            <text:p>49968142477.8761</text:p>
          </table:table-cell>
        </table:table-row>
        <table:table-row table:style-name="ro1">
          <table:table-cell/>
          <table:table-cell office:value-type="float" office:value="415010407">
            <text:p>415010407</text:p>
          </table:table-cell>
          <table:table-cell office:value-type="float" office:value="287.39">
            <text:p>287.39</text:p>
          </table:table-cell>
          <table:table-cell office:value-type="float" office:value="2106.79">
            <text:p>2106.79</text:p>
          </table:table-cell>
          <table:table-cell office:value-type="float" office:value="26.49">
            <text:p>26.49</text:p>
          </table:table-cell>
          <table:table-cell office:value-type="float" office:value="173.45">
            <text:p>173.45</text:p>
          </table:table-cell>
          <table:table-cell office:value-type="float" office:value="8.86">
            <text:p>8.86</text:p>
          </table:table-cell>
          <table:table-cell office:value-type="float" office:value="173.96">
            <text:p>173.96</text:p>
          </table:table-cell>
          <table:table-cell office:value-type="float" office:value="8.29">
            <text:p>8.29</text:p>
          </table:table-cell>
          <table:table-cell office:value-type="float" office:value="173.42">
            <text:p>173.42</text:p>
          </table:table-cell>
          <table:table-cell table:formula="of:=[.B21]/([.C21]*10^(-3))" office:value-type="float" office:value="1444066971.71092">
            <text:p>1444066971.71092</text:p>
          </table:table-cell>
          <table:table-cell table:formula="of:=[.B21]/( ([.F21]+[.H21]+[.J21])/3* 10^(-3))" office:value-type="float" office:value="2390475243.36156">
            <text:p>2390475243.36156</text:p>
          </table:table-cell>
          <table:table-cell table:formula="of:=[.B21]/([.E21]*10^(-3))" office:value-type="float" office:value="15666682030.9551">
            <text:p>15666682030.9551</text:p>
          </table:table-cell>
          <table:table-cell table:formula="of:=[.B21]/([.G21]*10^(-3))" office:value-type="float" office:value="46840903724.605">
            <text:p>46840903724.605</text:p>
          </table:table-cell>
          <table:table-cell table:formula="of:=[.B21]/([.I21]*10^(-3))" office:value-type="float" office:value="50061568998.7937">
            <text:p>50061568998.7937</text:p>
          </table:table-cell>
        </table:table-row>
        <table:table-row table:style-name="ro1">
          <table:table-cell/>
          <table:table-cell office:value-type="float" office:value="434772807">
            <text:p>434772807</text:p>
          </table:table-cell>
          <table:table-cell office:value-type="float" office:value="303.72">
            <text:p>303.72</text:p>
          </table:table-cell>
          <table:table-cell office:value-type="float" office:value="2214.52">
            <text:p>2214.52</text:p>
          </table:table-cell>
          <table:table-cell office:value-type="float" office:value="27.83">
            <text:p>27.83</text:p>
          </table:table-cell>
          <table:table-cell office:value-type="float" office:value="180.86">
            <text:p>180.86</text:p>
          </table:table-cell>
          <table:table-cell office:value-type="float" office:value="9.28">
            <text:p>9.28</text:p>
          </table:table-cell>
          <table:table-cell office:value-type="float" office:value="180.86">
            <text:p>180.86</text:p>
          </table:table-cell>
          <table:table-cell office:value-type="float" office:value="8.68">
            <text:p>8.68</text:p>
          </table:table-cell>
          <table:table-cell office:value-type="float" office:value="180.76">
            <text:p>180.76</text:p>
          </table:table-cell>
          <table:table-cell table:formula="of:=[.B22]/([.C22]*10^(-3))" office:value-type="float" office:value="1431492186.88266">
            <text:p>1431492186.88266</text:p>
          </table:table-cell>
          <table:table-cell table:formula="of:=[.B22]/( ([.F22]+[.H22]+[.J22])/3* 10^(-3))" office:value-type="float" office:value="2404362227.17888">
            <text:p>2404362227.17888</text:p>
          </table:table-cell>
          <table:table-cell table:formula="of:=[.B22]/([.E22]*10^(-3))" office:value-type="float" office:value="15622450844.4125">
            <text:p>15622450844.4125</text:p>
          </table:table-cell>
          <table:table-cell table:formula="of:=[.B22]/([.G22]*10^(-3))" office:value-type="float" office:value="46850517995.6897">
            <text:p>46850517995.6897</text:p>
          </table:table-cell>
          <table:table-cell table:formula="of:=[.B22]/([.I22]*10^(-3))" office:value-type="float" office:value="50089033064.5161">
            <text:p>50089033064.5161</text:p>
          </table:table-cell>
        </table:table-row>
        <table:table-row table:style-name="ro1">
          <table:table-cell/>
          <table:table-cell office:value-type="float" office:value="454535207">
            <text:p>454535207</text:p>
          </table:table-cell>
          <table:table-cell office:value-type="float" office:value="315.08">
            <text:p>315.08</text:p>
          </table:table-cell>
          <table:table-cell office:value-type="float" office:value="2285.03">
            <text:p>2285.03</text:p>
          </table:table-cell>
          <table:table-cell office:value-type="float" office:value="29.07">
            <text:p>29.07</text:p>
          </table:table-cell>
          <table:table-cell office:value-type="float" office:value="188.85">
            <text:p>188.85</text:p>
          </table:table-cell>
          <table:table-cell office:value-type="float" office:value="9.68">
            <text:p>9.68</text:p>
          </table:table-cell>
          <table:table-cell office:value-type="float" office:value="189.42">
            <text:p>189.42</text:p>
          </table:table-cell>
          <table:table-cell office:value-type="float" office:value="9.04">
            <text:p>9.04</text:p>
          </table:table-cell>
          <table:table-cell office:value-type="float" office:value="188.74">
            <text:p>188.74</text:p>
          </table:table-cell>
          <table:table-cell table:formula="of:=[.B23]/([.C23]*10^(-3))" office:value-type="float" office:value="1442602535.86391">
            <text:p>1442602535.86391</text:p>
          </table:table-cell>
          <table:table-cell table:formula="of:=[.B23]/( ([.F23]+[.H23]+[.J23])/3* 10^(-3))" office:value-type="float" office:value="2404905770.62133">
            <text:p>2404905770.62133</text:p>
          </table:table-cell>
          <table:table-cell table:formula="of:=[.B23]/([.E23]*10^(-3))" office:value-type="float" office:value="15635886033.7117">
            <text:p>15635886033.7117</text:p>
          </table:table-cell>
          <table:table-cell table:formula="of:=[.B23]/([.G23]*10^(-3))" office:value-type="float" office:value="46956116425.6198">
            <text:p>46956116425.6198</text:p>
          </table:table-cell>
          <table:table-cell table:formula="of:=[.B23]/([.I23]*10^(-3))" office:value-type="float" office:value="50280443252.2124">
            <text:p>50280443252.2124</text:p>
          </table:table-cell>
        </table:table-row>
        <table:table-row table:style-name="ro1">
          <table:table-cell/>
          <table:table-cell office:value-type="float" office:value="474297607">
            <text:p>474297607</text:p>
          </table:table-cell>
          <table:table-cell office:value-type="float" office:value="327.06">
            <text:p>327.06</text:p>
          </table:table-cell>
          <table:table-cell office:value-type="float" office:value="2378.88">
            <text:p>2378.88</text:p>
          </table:table-cell>
          <table:table-cell office:value-type="float" office:value="30.32">
            <text:p>30.32</text:p>
          </table:table-cell>
          <table:table-cell office:value-type="float" office:value="196.87">
            <text:p>196.87</text:p>
          </table:table-cell>
          <table:table-cell office:value-type="float" office:value="10.1">
            <text:p>10.1</text:p>
          </table:table-cell>
          <table:table-cell office:value-type="float" office:value="196.86">
            <text:p>196.86</text:p>
          </table:table-cell>
          <table:table-cell office:value-type="float" office:value="9.45">
            <text:p>9.45</text:p>
          </table:table-cell>
          <table:table-cell office:value-type="float" office:value="231.81">
            <text:p>231.81</text:p>
          </table:table-cell>
          <table:table-cell table:formula="of:=[.B24]/([.C24]*10^(-3))" office:value-type="float" office:value="1450185308.50608">
            <text:p>1450185308.50608</text:p>
          </table:table-cell>
          <table:table-cell table:formula="of:=[.B24]/( ([.F24]+[.H24]+[.J24])/3* 10^(-3))" office:value-type="float" office:value="2274663204.59123">
            <text:p>2274663204.59123</text:p>
          </table:table-cell>
          <table:table-cell table:formula="of:=[.B24]/([.E24]*10^(-3))" office:value-type="float" office:value="15643060916.8865">
            <text:p>15643060916.8865</text:p>
          </table:table-cell>
          <table:table-cell table:formula="of:=[.B24]/([.G24]*10^(-3))" office:value-type="float" office:value="46960159108.9109">
            <text:p>46960159108.9109</text:p>
          </table:table-cell>
          <table:table-cell table:formula="of:=[.B24]/([.I24]*10^(-3))" office:value-type="float" office:value="50190222962.963">
            <text:p>50190222962.963</text:p>
          </table:table-cell>
        </table:table-row>
        <table:table-row table:style-name="ro1">
          <table:table-cell/>
          <table:table-cell office:value-type="float" office:value="494060007">
            <text:p>494060007</text:p>
          </table:table-cell>
          <table:table-cell office:value-type="float" office:value="337.88">
            <text:p>337.88</text:p>
          </table:table-cell>
          <table:table-cell office:value-type="float" office:value="2397.2">
            <text:p>2397.2</text:p>
          </table:table-cell>
          <table:table-cell office:value-type="float" office:value="31.54">
            <text:p>31.54</text:p>
          </table:table-cell>
          <table:table-cell office:value-type="float" office:value="207.96">
            <text:p>207.96</text:p>
          </table:table-cell>
          <table:table-cell office:value-type="float" office:value="10.54">
            <text:p>10.54</text:p>
          </table:table-cell>
          <table:table-cell office:value-type="float" office:value="208.03">
            <text:p>208.03</text:p>
          </table:table-cell>
          <table:table-cell office:value-type="float" office:value="9.84">
            <text:p>9.84</text:p>
          </table:table-cell>
          <table:table-cell office:value-type="float" office:value="208.47">
            <text:p>208.47</text:p>
          </table:table-cell>
          <table:table-cell table:formula="of:=[.B25]/([.C25]*10^(-3))" office:value-type="float" office:value="1462235133.7753">
            <text:p>1462235133.7753</text:p>
          </table:table-cell>
          <table:table-cell table:formula="of:=[.B25]/( ([.F25]+[.H25]+[.J25])/3* 10^(-3))" office:value-type="float" office:value="2373538771.09823">
            <text:p>2373538771.09823</text:p>
          </table:table-cell>
          <table:table-cell table:formula="of:=[.B25]/([.E25]*10^(-3))" office:value-type="float" office:value="15664553170.577">
            <text:p>15664553170.577</text:p>
          </table:table-cell>
          <table:table-cell table:formula="of:=[.B25]/([.G25]*10^(-3))" office:value-type="float" office:value="46874763472.4858">
            <text:p>46874763472.4858</text:p>
          </table:table-cell>
          <table:table-cell table:formula="of:=[.B25]/([.I25]*10^(-3))" office:value-type="float" office:value="50209350304.8781">
            <text:p>50209350304.8781</text:p>
          </table:table-cell>
        </table:table-row>
        <table:table-row table:style-name="ro1">
          <table:table-cell/>
          <table:table-cell office:value-type="float" office:value="513822407">
            <text:p>513822407</text:p>
          </table:table-cell>
          <table:table-cell office:value-type="float" office:value="350.08">
            <text:p>350.08</text:p>
          </table:table-cell>
          <table:table-cell office:value-type="float" office:value="2469.42">
            <text:p>2469.42</text:p>
          </table:table-cell>
          <table:table-cell office:value-type="float" office:value="32.83">
            <text:p>32.83</text:p>
          </table:table-cell>
          <table:table-cell office:value-type="float" office:value="216.11">
            <text:p>216.11</text:p>
          </table:table-cell>
          <table:table-cell office:value-type="float" office:value="10.93">
            <text:p>10.93</text:p>
          </table:table-cell>
          <table:table-cell office:value-type="float" office:value="216.54">
            <text:p>216.54</text:p>
          </table:table-cell>
          <table:table-cell office:value-type="float" office:value="10.26">
            <text:p>10.26</text:p>
          </table:table-cell>
          <table:table-cell office:value-type="float" office:value="216.03">
            <text:p>216.03</text:p>
          </table:table-cell>
          <table:table-cell table:formula="of:=[.B26]/([.C26]*10^(-3))" office:value-type="float" office:value="1467728539.19104">
            <text:p>1467728539.19104</text:p>
          </table:table-cell>
          <table:table-cell table:formula="of:=[.B26]/( ([.F26]+[.H26]+[.J26])/3* 10^(-3))" office:value-type="float" office:value="2376313777.2091">
            <text:p>2376313777.2091</text:p>
          </table:table-cell>
          <table:table-cell table:formula="of:=[.B26]/([.E26]*10^(-3))" office:value-type="float" office:value="15651002345.4158">
            <text:p>15651002345.4158</text:p>
          </table:table-cell>
          <table:table-cell table:formula="of:=[.B26]/([.G26]*10^(-3))" office:value-type="float" office:value="47010284263.495">
            <text:p>47010284263.495</text:p>
          </table:table-cell>
          <table:table-cell table:formula="of:=[.B26]/([.I26]*10^(-3))" office:value-type="float" office:value="50080156627.6803">
            <text:p>50080156627.6803</text:p>
          </table:table-cell>
        </table:table-row>
        <table:table-row table:style-name="ro1">
          <table:table-cell/>
          <table:table-cell office:value-type="float" office:value="533584807">
            <text:p>533584807</text:p>
          </table:table-cell>
          <table:table-cell office:value-type="float" office:value="361.7">
            <text:p>361.7</text:p>
          </table:table-cell>
          <table:table-cell office:value-type="float" office:value="2537.21">
            <text:p>2537.21</text:p>
          </table:table-cell>
          <table:table-cell office:value-type="float" office:value="34.03">
            <text:p>34.03</text:p>
          </table:table-cell>
          <table:table-cell office:value-type="float" office:value="223.93">
            <text:p>223.93</text:p>
          </table:table-cell>
          <table:table-cell office:value-type="float" office:value="11.38">
            <text:p>11.38</text:p>
          </table:table-cell>
          <table:table-cell office:value-type="float" office:value="224.92">
            <text:p>224.92</text:p>
          </table:table-cell>
          <table:table-cell office:value-type="float" office:value="10.64">
            <text:p>10.64</text:p>
          </table:table-cell>
          <table:table-cell office:value-type="float" office:value="224.04">
            <text:p>224.04</text:p>
          </table:table-cell>
          <table:table-cell table:formula="of:=[.B27]/([.C27]*10^(-3))" office:value-type="float" office:value="1475213732.3749">
            <text:p>1475213732.3749</text:p>
          </table:table-cell>
          <table:table-cell table:formula="of:=[.B27]/( ([.F27]+[.H27]+[.J27])/3* 10^(-3))" office:value-type="float" office:value="2378924372.48287">
            <text:p>2378924372.48287</text:p>
          </table:table-cell>
          <table:table-cell table:formula="of:=[.B27]/([.E27]*10^(-3))" office:value-type="float" office:value="15679835645.0191">
            <text:p>15679835645.0191</text:p>
          </table:table-cell>
          <table:table-cell table:formula="of:=[.B27]/([.G27]*10^(-3))" office:value-type="float" office:value="46887944376.0984">
            <text:p>46887944376.0984</text:p>
          </table:table-cell>
          <table:table-cell table:formula="of:=[.B27]/([.I27]*10^(-3))" office:value-type="float" office:value="50148948026.3158">
            <text:p>50148948026.3158</text:p>
          </table:table-cell>
        </table:table-row>
        <table:table-row table:style-name="ro1">
          <table:table-cell/>
          <table:table-cell office:value-type="float" office:value="553347207">
            <text:p>553347207</text:p>
          </table:table-cell>
          <table:table-cell office:value-type="float" office:value="373.2">
            <text:p>373.2</text:p>
          </table:table-cell>
          <table:table-cell office:value-type="float" office:value="2597.25">
            <text:p>2597.25</text:p>
          </table:table-cell>
          <table:table-cell office:value-type="float" office:value="35.32">
            <text:p>35.32</text:p>
          </table:table-cell>
          <table:table-cell office:value-type="float" office:value="231.36">
            <text:p>231.36</text:p>
          </table:table-cell>
          <table:table-cell office:value-type="float" office:value="11.78">
            <text:p>11.78</text:p>
          </table:table-cell>
          <table:table-cell office:value-type="float" office:value="230.76">
            <text:p>230.76</text:p>
          </table:table-cell>
          <table:table-cell office:value-type="float" office:value="11.04">
            <text:p>11.04</text:p>
          </table:table-cell>
          <table:table-cell office:value-type="float" office:value="231.05">
            <text:p>231.05</text:p>
          </table:table-cell>
          <table:table-cell table:formula="of:=[.B28]/([.C28]*10^(-3))" office:value-type="float" office:value="1482709557.87781">
            <text:p>1482709557.87781</text:p>
          </table:table-cell>
          <table:table-cell table:formula="of:=[.B28]/( ([.F28]+[.H28]+[.J28])/3* 10^(-3))" office:value-type="float" office:value="2394854972.08477">
            <text:p>2394854972.08477</text:p>
          </table:table-cell>
          <table:table-cell table:formula="of:=[.B28]/([.E28]*10^(-3))" office:value-type="float" office:value="15666681964.8924">
            <text:p>15666681964.8924</text:p>
          </table:table-cell>
          <table:table-cell table:formula="of:=[.B28]/([.G28]*10^(-3))" office:value-type="float" office:value="46973447113.7521">
            <text:p>46973447113.7521</text:p>
          </table:table-cell>
          <table:table-cell table:formula="of:=[.B28]/([.I28]*10^(-3))" office:value-type="float" office:value="50122029619.5652">
            <text:p>50122029619.5652</text:p>
          </table:table-cell>
        </table:table-row>
        <table:table-row table:style-name="ro1">
          <table:table-cell/>
          <table:table-cell office:value-type="float" office:value="573109607">
            <text:p>573109607</text:p>
          </table:table-cell>
          <table:table-cell office:value-type="float" office:value="385.66">
            <text:p>385.66</text:p>
          </table:table-cell>
          <table:table-cell office:value-type="float" office:value="2652.43">
            <text:p>2652.43</text:p>
          </table:table-cell>
          <table:table-cell office:value-type="float" office:value="36.64">
            <text:p>36.64</text:p>
          </table:table-cell>
          <table:table-cell office:value-type="float" office:value="238.67">
            <text:p>238.67</text:p>
          </table:table-cell>
          <table:table-cell office:value-type="float" office:value="12.19">
            <text:p>12.19</text:p>
          </table:table-cell>
          <table:table-cell office:value-type="float" office:value="238.28">
            <text:p>238.28</text:p>
          </table:table-cell>
          <table:table-cell office:value-type="float" office:value="11.44">
            <text:p>11.44</text:p>
          </table:table-cell>
          <table:table-cell office:value-type="float" office:value="238.34">
            <text:p>238.34</text:p>
          </table:table-cell>
          <table:table-cell table:formula="of:=[.B29]/([.C29]*10^(-3))" office:value-type="float" office:value="1486048869.47052">
            <text:p>1486048869.47052</text:p>
          </table:table-cell>
          <table:table-cell table:formula="of:=[.B29]/( ([.F29]+[.H29]+[.J29])/3* 10^(-3))" office:value-type="float" office:value="2403680774.23143">
            <text:p>2403680774.23143</text:p>
          </table:table-cell>
          <table:table-cell table:formula="of:=[.B29]/([.E29]*10^(-3))" office:value-type="float" office:value="15641637745.6332">
            <text:p>15641637745.6332</text:p>
          </table:table-cell>
          <table:table-cell table:formula="of:=[.B29]/([.G29]*10^(-3))" office:value-type="float" office:value="47014733962.2642">
            <text:p>47014733962.2642</text:p>
          </table:table-cell>
          <table:table-cell table:formula="of:=[.B29]/([.I29]*10^(-3))" office:value-type="float" office:value="50096993618.8811">
            <text:p>50096993618.8811</text:p>
          </table:table-cell>
        </table:table-row>
        <table:table-row table:style-name="ro1">
          <table:table-cell/>
          <table:table-cell office:value-type="float" office:value="592872007">
            <text:p>592872007</text:p>
          </table:table-cell>
          <table:table-cell office:value-type="float" office:value="398.5">
            <text:p>398.5</text:p>
          </table:table-cell>
          <table:table-cell office:value-type="float" office:value="2731.48">
            <text:p>2731.48</text:p>
          </table:table-cell>
          <table:table-cell office:value-type="float" office:value="37.84">
            <text:p>37.84</text:p>
          </table:table-cell>
          <table:table-cell office:value-type="float" office:value="246.24">
            <text:p>246.24</text:p>
          </table:table-cell>
          <table:table-cell office:value-type="float" office:value="12.62">
            <text:p>12.62</text:p>
          </table:table-cell>
          <table:table-cell office:value-type="float" office:value="247.03">
            <text:p>247.03</text:p>
          </table:table-cell>
          <table:table-cell office:value-type="float" office:value="11.81">
            <text:p>11.81</text:p>
          </table:table-cell>
          <table:table-cell office:value-type="float" office:value="298.99">
            <text:p>298.99</text:p>
          </table:table-cell>
          <table:table-cell table:formula="of:=[.B30]/([.C30]*10^(-3))" office:value-type="float" office:value="1487759114.17817">
            <text:p>1487759114.17817</text:p>
          </table:table-cell>
          <table:table-cell table:formula="of:=[.B30]/( ([.F30]+[.H30]+[.J30])/3* 10^(-3))" office:value-type="float" office:value="2244990307.47482">
            <text:p>2244990307.47482</text:p>
          </table:table-cell>
          <table:table-cell table:formula="of:=[.B30]/([.E30]*10^(-3))" office:value-type="float" office:value="15667864878.4355">
            <text:p>15667864878.4355</text:p>
          </table:table-cell>
          <table:table-cell table:formula="of:=[.B30]/([.G30]*10^(-3))" office:value-type="float" office:value="46978764421.5531">
            <text:p>46978764421.5531</text:p>
          </table:table-cell>
          <table:table-cell table:formula="of:=[.B30]/([.I30]*10^(-3))" office:value-type="float" office:value="50200847332.7688">
            <text:p>50200847332.7688</text:p>
          </table:table-cell>
        </table:table-row>
        <table:table-row table:style-name="ro1">
          <table:table-cell/>
          <table:table-cell office:value-type="float" office:value="612634407">
            <text:p>612634407</text:p>
          </table:table-cell>
          <table:table-cell office:value-type="float" office:value="416.82">
            <text:p>416.82</text:p>
          </table:table-cell>
          <table:table-cell office:value-type="float" office:value="2948.02">
            <text:p>2948.02</text:p>
          </table:table-cell>
          <table:table-cell office:value-type="float" office:value="39.11">
            <text:p>39.11</text:p>
          </table:table-cell>
          <table:table-cell office:value-type="float" office:value="271.78">
            <text:p>271.78</text:p>
          </table:table-cell>
          <table:table-cell office:value-type="float" office:value="13.09">
            <text:p>13.09</text:p>
          </table:table-cell>
          <table:table-cell office:value-type="float" office:value="266.71">
            <text:p>266.71</text:p>
          </table:table-cell>
          <table:table-cell office:value-type="float" office:value="12.17">
            <text:p>12.17</text:p>
          </table:table-cell>
          <table:table-cell office:value-type="float" office:value="266.28">
            <text:p>266.28</text:p>
          </table:table-cell>
          <table:table-cell table:formula="of:=[.B31]/([.C31]*10^(-3))" office:value-type="float" office:value="1469781697.13545">
            <text:p>1469781697.13545</text:p>
          </table:table-cell>
          <table:table-cell table:formula="of:=[.B31]/( ([.F31]+[.H31]+[.J31])/3* 10^(-3))" office:value-type="float" office:value="2283762094.75999">
            <text:p>2283762094.75999</text:p>
          </table:table-cell>
          <table:table-cell table:formula="of:=[.B31]/([.E31]*10^(-3))" office:value-type="float" office:value="15664392917.4124">
            <text:p>15664392917.4124</text:p>
          </table:table-cell>
          <table:table-cell table:formula="of:=[.B31]/([.G31]*10^(-3))" office:value-type="float" office:value="46801711764.7059">
            <text:p>46801711764.7059</text:p>
          </table:table-cell>
          <table:table-cell table:formula="of:=[.B31]/([.I31]*10^(-3))" office:value-type="float" office:value="50339721199.6713">
            <text:p>50339721199.6713</text:p>
          </table:table-cell>
        </table:table-row>
        <table:table-row table:style-name="ro1">
          <table:table-cell/>
          <table:table-cell office:value-type="float" office:value="632396807">
            <text:p>632396807</text:p>
          </table:table-cell>
          <table:table-cell office:value-type="float" office:value="423.67">
            <text:p>423.67</text:p>
          </table:table-cell>
          <table:table-cell office:value-type="float" office:value="2800.69">
            <text:p>2800.69</text:p>
          </table:table-cell>
          <table:table-cell office:value-type="float" office:value="40.42">
            <text:p>40.42</text:p>
          </table:table-cell>
          <table:table-cell office:value-type="float" office:value="261.18">
            <text:p>261.18</text:p>
          </table:table-cell>
          <table:table-cell office:value-type="float" office:value="13.47">
            <text:p>13.47</text:p>
          </table:table-cell>
          <table:table-cell office:value-type="float" office:value="294.36">
            <text:p>294.36</text:p>
          </table:table-cell>
          <table:table-cell office:value-type="float" office:value="12.58">
            <text:p>12.58</text:p>
          </table:table-cell>
          <table:table-cell office:value-type="float" office:value="255.34">
            <text:p>255.34</text:p>
          </table:table-cell>
          <table:table-cell table:formula="of:=[.B32]/([.C32]*10^(-3))" office:value-type="float" office:value="1492663646.2341">
            <text:p>1492663646.2341</text:p>
          </table:table-cell>
          <table:table-cell table:formula="of:=[.B32]/( ([.F32]+[.H32]+[.J32])/3* 10^(-3))" office:value-type="float" office:value="2339668534.18508">
            <text:p>2339668534.18508</text:p>
          </table:table-cell>
          <table:table-cell table:formula="of:=[.B32]/([.E32]*10^(-3))" office:value-type="float" office:value="15645640945.0767">
            <text:p>15645640945.0767</text:p>
          </table:table-cell>
          <table:table-cell table:formula="of:=[.B32]/([.G32]*10^(-3))" office:value-type="float" office:value="46948538010.3935">
            <text:p>46948538010.3935</text:p>
          </table:table-cell>
          <table:table-cell table:formula="of:=[.B32]/([.I32]*10^(-3))" office:value-type="float" office:value="50270016454.69">
            <text:p>50270016454.6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1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bert Tsai</meta:initial-creator>
    <meta:creation-date>2012-04-16T10:28:59</meta:creation-date>
    <dc:date>2012-04-16T11:17:33</dc:date>
    <dc:creator>Delbert Tsai</dc:creator>
    <meta:editing-duration>PT2M55S</meta:editing-duration>
    <meta:editing-cycles>1</meta:editing-cycles>
    <meta:document-statistic meta:table-count="3" meta:cell-count="448" meta:object-count="0"/>
    <meta:generator>LibreOffice/3.4$Unix LibreOffice_project/340m1$Build-402</meta:generator>
  </office:meta>
</office:document-meta>
</file>